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background-color="transparent" style:shadow="none">
        <style:background-image/>
      </style:paragraph-properties>
    </style:style>
    <style:style style:name="P2" style:family="paragraph" style:parent-style-name="Standard">
      <style:paragraph-properties fo:line-height="150%" fo:background-color="transparent" style:shadow="none">
        <style:background-image/>
      </style:paragraph-properties>
      <style:text-properties style:font-name="Arial" fo:font-size="12pt" style:font-size-asian="12pt" style:font-size-complex="12pt"/>
    </style:style>
    <style:style style:name="P3" style:family="paragraph" style:parent-style-name="Standard">
      <style:paragraph-properties fo:line-height="150%" fo:background-color="transparent" style:shadow="none" style:text-autospace="none" style:writing-mode="lr-tb">
        <style:background-image/>
      </style:paragraph-properties>
    </style:style>
    <style:style style:name="P4" style:family="paragraph" style:parent-style-name="Standard">
      <style:text-properties style:font-name="Arial"/>
    </style:style>
    <style:style style:name="P5" style:family="paragraph" style:parent-style-name="Standard">
      <style:paragraph-properties fo:line-height="150%"/>
      <style:text-properties style:font-name="Arial" fo:font-size="12pt" style:font-size-asian="12pt" style:font-size-complex="12pt"/>
    </style:style>
    <style:style style:name="P6" style:family="paragraph" style:parent-style-name="Standard" style:master-page-name="">
      <style:paragraph-properties fo:line-height="150%" style:page-number="auto" fo:background-color="transparent" style:shadow="none">
        <style:background-image/>
      </style:paragraph-properties>
      <style:text-properties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7" style:family="paragraph" style:parent-style-name="Standard">
      <style:paragraph-properties fo:line-height="150%" fo:background-color="transparent" style:shadow="none">
        <style:background-image/>
      </style:paragraph-properties>
      <style:text-properties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P8" style:family="paragraph" style:parent-style-name="Standard">
      <style:paragraph-properties fo:line-height="150%" fo:background-color="transparent" style:shadow="none">
        <style:background-image/>
      </style:paragraph-properties>
      <style:text-properties style:font-name="Arial" fo:font-size="12pt" style:font-size-asian="12pt" style:font-size-complex="12pt"/>
    </style:style>
    <style:style style:name="P9" style:family="paragraph" style:parent-style-name="Standard">
      <style:paragraph-properties fo:line-height="150%" fo:background-color="transparent" style:shadow="none">
        <style:background-image/>
      </style:paragraph-properties>
      <style:text-properties style:font-name="Arial" fo:font-size="12pt" fo:font-style="italic" style:font-size-asian="12pt" style:font-style-asian="italic" style:font-size-complex="12pt" style:font-style-complex="italic"/>
    </style:style>
    <style:style style:name="P10" style:family="paragraph" style:parent-style-name="Standard">
      <style:paragraph-properties fo:line-height="150%"/>
      <style:text-properties style:font-name="Arial" fo:font-weight="bold" style:font-weight-asian="bold" style:font-weight-complex="bold"/>
    </style:style>
    <style:style style:name="P11" style:family="paragraph" style:parent-style-name="Standard">
      <style:paragraph-properties fo:line-height="150%"/>
      <style:text-properties fo:font-weight="bold" style:font-weight-asian="bold" style:font-weight-complex="bold"/>
    </style:style>
    <style:style style:name="P12" style:family="paragraph" style:parent-style-name="Standard">
      <style:paragraph-properties fo:line-height="150%"/>
      <style:text-properties style:font-name="Arial" fo:font-size="12pt" style:font-size-asian="12pt" style:font-size-complex="12pt"/>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text:tab/><text:tab/></text:p>
      <text:p text:style-name="Standard"/>
      <text:p text:style-name="Standard"/>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text:tab/><text:tab/><text:tab/>TILINTARKASTUS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text:tab/></text:p>
      <text:p text:style-name="P4"/>
      <text:p text:style-name="P4"/>
      <text:p text:style-name="P4"><text:tab/><text:tab/><text:tab/><text:tab/><text:tab/><text:tab/><text:tab/><text:tab/><text:tab/>Itä-Suomen yliopisto</text:p>
      <text:p text:style-name="P4"><text:tab/><text:tab/><text:tab/><text:tab/><text:tab/><text:tab/><text:tab/><text:tab/><text:tab/>Avoin yliopisto</text:p>
      <text:p text:style-name="P4"><text:tab/><text:tab/><text:tab/><text:tab/><text:tab/><text:tab/><text:tab/><text:tab/><text:tab/>Kauppa- ja oikeustieteiden </text:p>
      <text:p text:style-name="P4"><text:tab/><text:tab/><text:tab/><text:tab/><text:tab/><text:tab/><text:tab/><text:tab/><text:tab/>tiedekunta</text:p>
      <text:p text:style-name="P4"><text:tab/><text:tab/><text:tab/><text:tab/><text:tab/><text:tab/><text:tab/><text:tab/><text:tab/>Tilintarkastus </text:p>
      <text:p text:style-name="P4"><text:tab/><text:tab/><text:tab/><text:tab/><text:tab/><text:tab/><text:tab/><text:tab/><text:tab/>Tehtävä 10</text:p>
      <text:p text:style-name="P4"><text:tab/><text:tab/><text:tab/><text:tab/><text:tab/><text:tab/><text:tab/><text:tab/><text:tab/>20.9.2014</text:p>
      <text:p text:style-name="P4"><text:tab/><text:tab/><text:tab/><text:tab/><text:tab/><text:tab/><text:tab/><text:tab/><text:tab/>Janne Bragge 263654</text:p>
      <text:p text:style-name="P4"><text:tab/><text:tab/><text:tab/><text:tab/><text:tab/><text:tab/><text:tab/><text:tab/><text:tab/>Mervi Niskanen</text:p>
      <text:p text:style-name="Standard"><text:tab/><text:tab/><text:tab/><text:tab/><text:tab/><text:tab/><text:tab/><text:tab/></text:p>
      <text:p text:style-name="Standard"/>
      <text:p text:style-name="Standard"/>
      <text:p text:style-name="Standard"/>
      <text:p text:style-name="Standard"/>
      <text:p text:style-name="P10"><text:soft-page-break/>Olet suorittanut Yritys Oy:n tilintarkastuksen 31.12.2008 päättyneeltä tilikaudelta. Tilintarkastustehtävä on sinulle uusi, sillä sinut valittiin yhtiön tilintarkastajaksi ylimääräisessä yhtiökokouksessa 30.9.2008. Yhtiön liikevaihto on 1 200 000 euroa ja taseen loppusumma 550 000 euroa. Tilikauden voitto on 60 000 euroa ja voitto edellisiltä tilikausilta <text:s/>77 000 euroa. Yhtiö ei ole laatinut toimintakertomusta.</text:p>
      <text:p text:style-name="P10"/>
      <text:p text:style-name="P10">Tarkastusta suorittaessasi olet tehnyt muun muassa seuraavat havainnot. Kommentoi havaintoja ja niiden vaikutusta raportointiisi. Tuleeko kustakin asiasta mielestäsi raportoida tilintarkastuskertomuksessa, tilintarkastuspöytäkirjassa, tilintarkastusmuistiossa vai annatko ohjausta suullisesti tai sähköpostitse. Asiat voiva olla myös aivan kunnossa, jolloin raportoitavaa ei ole.</text:p>
      <text:p text:style-name="P11"/>
      <text:p text:style-name="Standard"/>
      <text:p text:style-name="Standard"/>
      <text:p text:style-name="P5">a) Osakeyhtiölain mukaan sekä yhtiökokouksen että hallituksen pöytäkirjat on numeroitava juoksevasti ja säilytettävä luotettavalla tavalla (OYL 5 luku 23 § ja 6 luku 6§). Näin tilintarkastaja voi varmistua siitä, että hänen käytettävissään on kaikki laaditut pöytäkirjat. Raportoisin virheestä tilintarkastuspöytäkirjassa, en kuitenkaan raportoisi asiasta tilintarkastuskertomuksessa, mikäli oletan että kyse on vain numeroinin puutteesta, eikä hallituksen pöytäkirjoja ole kateissa. </text:p>
      <text:p text:style-name="P5"/>
      <text:p text:style-name="P5">b) Käteismyyntiä tapahtuessa, vaikkakin pieniä määriä, pitäisi yrityksestä löytyä kassakone. Koska sisäisen tarkkailun järjestelmä on puutteellinen tältä osin lähtisin tarkastelemaan kuinka mahdolliset poikkeamat myynnissä käsitellään, vai jäävätkö ne kenties pimentoon kassakoneen puuttumisen takia. Raportoisin asiasta tilintarkastuspöytäkirjassa, mutta jättäsin maininnan pois tilintarkastuskertomuksesta käteismyynin pienen määrän johdosta. </text:p>
      <text:p text:style-name="P5"/>
      <text:p text:style-name="P5">c) Kyseessä on vaarallinen työyhdistelmä, jolloin teen maininnan tilintarkastuspöytäkirjaan asiasta. Mikäli havaitsen tarkemman tarkastamisen jälkeen pienenkin epäilyn väärinkäytöksestä, mainitsen asiasta myös tilintarkastuskertomuksessa.</text:p>
      <text:p text:style-name="P5"/>
      <text:p text:style-name="P5">d) <text:s/>Koska virheitä on monta ja ne ovat oleellisia kuten rikottu osakkeiden yhdenvertaisuus, vakuuden puute ja velkakirjan puute. Tilintarkastuskertomuksessa täytyy olla huomautus virheestä ja laajempi selvitys tilintarkastuspöytäkirjassa. </text:p>
      <text:p text:style-name="P5"/>
      <text:p text:style-name="P5"><text:soft-page-break/>e) Mainitsisin arvostusvirheestä tilintarkastuspöytäkirjassa ja antaisin ehdollisen tilintarkastuskertomuksen, jossa arvostusvirhe mainitaan.</text:p>
      <text:p text:style-name="P5"/>
      <text:p text:style-name="P5">f) <text:s/>Lisäisin maininnan tilintarkastuspöytäkirjaan. En kuitenkaan tekisi mainintaa tilintarkastuskertomuksessa, koska virhe ei ole mielestäni niin oleellinen.</text:p>
      <text:p text:style-name="P5"/>
      <text:p text:style-name="P5">g) Koska kyseessä on yhtiöjärjestyksen rikkominen, mainitsisin asiasta tilintarkastuspöytäkirjassa. </text:p>
      <text:p text:style-name="P5"/>
      <text:p text:style-name="P5">h) huomautus tilintarkastuspöytäkirjassa, että arvonlisäverovelot pitäisi siirtää muihin velkoihin taseessa.</text:p>
      <text:p text:style-name="P5"/>
      <text:p text:style-name="P5">i)<text:span text:style-name="T1"> osinko jätetty maksamatta, oikeutettu jako</text:span></text:p>
      <text:p text:style-name="P5"/>
      <text:p text:style-name="P6">j) maininta tilintarkastusmuistiossa. En näe tarvetta vakavampaan toimenpiteeseen koska yhtiön kiinteistö on kuitenkin vakuutettu kiinteistövakuutuksella.</text:p>
      <text:p text:style-name="P7"/>
      <text:p text:style-name="P2">k) selvittelisin onko taustalla jotain erityisiä syitä miksi laina on haluttu ottaa juuri Liikepankki Oyj:stä. Maininta asiasta vähintään tilintarkastusmuistiossa.</text:p>
      <text:p text:style-name="P2"/>
      <text:p text:style-name="P2">l) Maininta tilintarkastuskertomuksen lisätietoihin merkittävästä taloudellisesta riskista uudessa liiketoimessa.</text:p>
      <text:p text:style-name="P2"/>
      <text:p text:style-name="P2">m) maininta tilintarkastuskertomukseen, koska virheesta voi olla seuraamuksia yritykselle ja virhe on toistuva.</text:p>
      <text:p text:style-name="P2"/>
      <text:p text:style-name="P2">n) maininta tilintarkastuskertomukseen, koska virhe on toistuva. </text:p>
      <text:p text:style-name="P2"/>
      <text:p text:style-name="P2">o) Selvittelisin onko myyntisaamiset saatu tilikauden päättymisen jälkeen. Suosittelisin osan kirjaamista myyntitappioiksi. Maininta asiasta tilintarkastuspöytäkirjaan. </text:p>
      <text:p text:style-name="P2"/>
      <text:p text:style-name="P9">p) tilinpäätöksen allekirjoituksen puutteelliset (tilintarkastuspöytäkirja)</text:p>
      <text:p text:style-name="P9">q) Yhtiöjärjestyksen rikkominen, yhtiökokous myöhässä</text:p>
      <text:p text:style-name="P9">r) ???</text:p>
      <text:p text:style-name="P2">s) Mainitsisin asiasta tilintarkastuskertomuksessa ja tilinpäätöspöytäkirjassa. </text:p>
      <text:p text:style-name="P2"><text:soft-page-break/></text:p>
      <text:p text:style-name="P2">t) Maininta tilintarkastuspöytäkirjaan. </text:p>
      <text:p text:style-name="P2"/>
      <text:p text:style-name="P2">u) Maininta tilintarkastuspöytäkirjaan kirjauksen puutteesta </text:p>
      <text:p text:style-name="P2"/>
      <text:p text:style-name="P2"/>
      <text:p text:style-name="P1"/>
      <text:p text:style-name="P1"/>
      <text:p text:style-name="P1"/>
      <text:p text:style-name="P1"/>
      <text:p text:style-name="P1"/>
      <text:p text:style-name="P3"/>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nne </meta:initial-creator>
    <meta:creation-date>2014-04-14T20:27:59.48</meta:creation-date>
    <dc:date>2014-09-21T13:20:12.12</dc:date>
    <dc:creator>Janne </dc:creator>
    <meta:editing-duration>PT12H12M37S</meta:editing-duration>
    <meta:editing-cycles>21</meta:editing-cycles>
    <meta:generator>OpenOffice/4.1.1$Win32 OpenOffice.org_project/411m6$Build-9775</meta:generator>
    <meta:document-statistic meta:table-count="0" meta:image-count="0" meta:object-count="0" meta:page-count="4" meta:paragraph-count="36" meta:word-count="412" meta:character-count="4091"/>
  </office:meta>
</office:document-meta>
</file>